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mono"/>
    <style:font-face style:name="Noto Sans Devanagari1" svg:font-family="'Noto Sans Devanagari'" style:font-family-generic="swiss"/>
    <style:font-face style:name="Tahoma1" svg:font-family="Tahoma" style:font-family-generic="swiss"/>
    <style:font-face style:name="Tahoma" svg:font-family="Tahoma, sans-serif" style:font-family-generic="swiss"/>
    <style:font-face style:name="Hack" svg:font-family="Hack" style:font-pitch="fixed"/>
    <style:font-face style:name="Noto Mono" svg:font-family="'Noto Mono'" style:font-pitch="fixed"/>
    <style:font-face style:name="Oxygen Mono" svg:font-family="'Oxygen Mono'" style:font-pitch="fixed"/>
    <style:font-face style:name="DejaVu Sans Mono" svg:font-family="'DejaVu Sans Mono'" style:font-family-generic="modern" style:font-pitch="fixed"/>
    <style:font-face style:name="AvantGarde LT Medium" svg:font-family="'AvantGarde LT Medium'"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Oxygen-Sans" svg:font-family="Oxygen-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variant="normal" fo:text-transform="none" fo:color="#000000" style:font-name="Oxygen-Sans" fo:font-size="8.5pt" fo:letter-spacing="normal" fo:font-style="normal" fo:font-weight="normal" officeooo:paragraph-rsid="001cfb46" style:font-size-asian="8.5pt" style:font-weight-asian="normal" style:font-size-complex="8.5pt" style:font-weight-complex="normal"/>
    </style:style>
    <style:style style:name="P3" style:family="paragraph" style:parent-style-name="Standard">
      <style:text-properties fo:font-variant="normal" fo:text-transform="none" fo:color="#000000" style:font-name="Oxygen-Sans" fo:font-size="8.5pt" fo:letter-spacing="normal" fo:font-style="normal" fo:font-weight="normal" officeooo:rsid="001ba672" officeooo:paragraph-rsid="001cfb46" style:font-size-asian="8.5pt" style:font-weight-asian="normal" style:font-size-complex="8.5pt" style:font-weight-complex="normal"/>
    </style:style>
    <style:style style:name="P4" style:family="paragraph" style:parent-style-name="Standard">
      <style:text-properties fo:font-variant="normal" fo:text-transform="none" fo:color="#000000" style:font-name="Oxygen-Sans" fo:font-size="8.5pt" fo:letter-spacing="normal" fo:font-style="normal" fo:font-weight="normal" officeooo:rsid="001ba672" officeooo:paragraph-rsid="001f9f88" style:font-size-asian="8.5pt" style:font-weight-asian="normal" style:font-size-complex="8.5pt" style:font-weight-complex="normal"/>
    </style:style>
    <style:style style:name="P5" style:family="paragraph" style:parent-style-name="Standard">
      <style:text-properties fo:color="#000000" style:font-name="Oxygen-Sans" fo:font-size="8.5pt" style:font-size-asian="8.5pt" style:font-size-complex="8.5pt"/>
    </style:style>
    <style:style style:name="P6" style:family="paragraph" style:parent-style-name="Standard">
      <style:paragraph-properties fo:text-align="center" style:justify-single-word="false"/>
      <style:text-properties fo:color="#000000" style:font-name="Oxygen-Sans" fo:font-size="8.5pt" style:font-size-asian="8.5pt" style:font-size-complex="8.5pt"/>
    </style:style>
    <style:style style:name="P7" style:family="paragraph" style:parent-style-name="Standard">
      <style:paragraph-properties fo:text-align="center" style:justify-single-word="false"/>
      <style:text-properties fo:color="#000000" style:font-name="Oxygen-Sans" fo:font-size="8.5pt" officeooo:paragraph-rsid="001ffed6" style:font-size-asian="8.5pt" style:font-size-complex="8.5pt"/>
    </style:style>
    <style:style style:name="P8" style:family="paragraph" style:parent-style-name="Standard">
      <style:text-properties fo:color="#000000" style:font-name="Oxygen-Sans" fo:font-size="8.5pt" officeooo:paragraph-rsid="001cfb46" style:font-size-asian="8.5pt" style:font-size-complex="8.5pt"/>
    </style:style>
    <style:style style:name="P9" style:family="paragraph" style:parent-style-name="Standard">
      <style:paragraph-properties fo:text-align="center" style:justify-single-word="false"/>
      <style:text-properties fo:color="#000000" style:font-name="Oxygen-Sans" fo:font-size="8.5pt" fo:font-style="normal" fo:font-weight="normal" style:font-size-asian="8.5pt" style:font-style-asian="normal" style:font-weight-asian="normal" style:font-size-complex="8.5pt" style:font-style-complex="normal" style:font-weight-complex="normal"/>
    </style:style>
    <style:style style:name="P10" style:family="paragraph" style:parent-style-name="Standard">
      <style:paragraph-properties fo:text-align="center" style:justify-single-word="false"/>
      <style:text-properties fo:color="#000000" style:font-name="Oxygen-Sans" fo:font-size="8.5pt" style:text-underline-style="none" style:font-size-asian="8.5pt" style:font-size-complex="8.5pt"/>
    </style:style>
    <style:style style:name="P11" style:family="paragraph" style:parent-style-name="Standard">
      <style:paragraph-properties fo:text-align="center" style:justify-single-word="false"/>
      <style:text-properties fo:color="#000000" style:font-name="Oxygen-Sans" fo:font-size="2pt" officeooo:paragraph-rsid="001ffed6" style:font-size-asian="2pt" style:font-size-complex="2pt"/>
    </style:style>
    <style:style style:name="P12" style:family="paragraph" style:parent-style-name="Standard">
      <style:paragraph-properties fo:text-align="center" style:justify-single-word="false"/>
      <style:text-properties fo:color="#000000" style:font-name="Noto Sans" fo:font-size="20pt" fo:font-weight="bold" style:font-size-asian="20pt" style:font-weight-asian="bold" style:font-size-complex="20pt" style:font-weight-complex="bold"/>
    </style:style>
    <style:style style:name="P13" style:family="paragraph" style:parent-style-name="Standard">
      <style:text-properties style:font-name="Oxygen-Sans" fo:font-size="8.5pt" style:font-size-asian="8.5pt" style:font-size-complex="8.5pt"/>
    </style:style>
    <style:style style:name="P14" style:family="paragraph" style:parent-style-name="Standard">
      <style:text-properties style:font-name="Oxygen-Sans" fo:font-size="8.5pt" officeooo:rsid="001f9f88" officeooo:paragraph-rsid="001f9f88" style:font-size-asian="8.5pt" style:font-size-complex="8.5pt"/>
    </style:style>
    <style:style style:name="P15" style:family="paragraph" style:parent-style-name="Standard">
      <style:paragraph-properties fo:text-align="center" style:justify-single-word="false"/>
    </style:style>
    <style:style style:name="P16" style:family="paragraph" style:parent-style-name="Horizontal_20_Line">
      <style:text-properties fo:color="#000000" style:font-name="Noto Sans" fo:font-size="8.5pt" fo:font-weight="bold" style:font-size-asian="8.5pt" style:font-weight-asian="bold" style:font-size-complex="8.5pt" style:font-weight-complex="bold"/>
    </style:style>
    <style:style style:name="P17" style:family="paragraph" style:parent-style-name="Horizontal_20_Line">
      <style:text-properties fo:color="#000000" style:font-name="Noto Sans" fo:font-size="8.5pt" fo:font-weight="bold" officeooo:rsid="001f9f88" officeooo:paragraph-rsid="001f9f88" style:font-size-asian="8.5pt" style:font-weight-asian="bold" style:font-size-complex="8.5pt" style:font-weight-complex="bold"/>
    </style:style>
    <style:style style:name="P18" style:family="paragraph" style:parent-style-name="Horizontal_20_Line">
      <style:text-properties fo:color="#000000" style:font-name="Noto Sans" fo:font-size="8.5pt" fo:font-weight="bold" officeooo:paragraph-rsid="001cfb46" style:font-size-asian="8.5pt" style:font-weight-asian="bold" style:font-size-complex="8.5pt" style:font-weight-complex="bold"/>
    </style:style>
    <style:style style:name="P19" style:family="paragraph" style:parent-style-name="Horizontal_20_Line">
      <style:text-properties fo:color="#000000" style:font-name="Oxygen-Sans" fo:font-size="2pt" style:font-size-asian="2pt" style:font-size-complex="2pt"/>
    </style:style>
    <style:style style:name="P20" style:family="paragraph" style:parent-style-name="Horizontal_20_Line">
      <style:text-properties fo:font-variant="normal" fo:text-transform="none" style:font-name="Noto Sans" fo:font-size="8.5pt" fo:letter-spacing="normal" fo:font-style="normal" fo:font-weight="bold" officeooo:rsid="001f9f88" style:font-size-asian="8.5pt" style:font-weight-asian="bold" style:font-size-complex="8.5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officeooo:rsid="001ba672"/>
    </style:style>
    <style:style style:name="T4" style:family="text">
      <style:text-properties fo:font-variant="normal" fo:text-transform="none" fo:letter-spacing="normal" fo:font-style="normal" officeooo:rsid="001fa101"/>
    </style:style>
    <style:style style:name="T5" style:family="text">
      <style:text-properties fo:font-variant="normal" fo:text-transform="none" fo:letter-spacing="normal"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ba672" style:font-weight-asian="normal" style:font-weight-complex="normal"/>
    </style:style>
    <style:style style:name="T8" style:family="text">
      <style:text-properties fo:font-weight="normal" officeooo:rsid="001ae26f" style:font-weight-asian="normal" style:font-weight-complex="normal"/>
    </style:style>
    <style:style style:name="T9" style:family="text">
      <style:text-properties fo:font-weight="normal" officeooo:rsid="001cfb46"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ae26f" style:font-weight-asian="bold" style:font-weight-complex="bold"/>
    </style:style>
    <style:style style:name="T12" style:family="text">
      <style:text-properties fo:font-weight="bold" officeooo:rsid="001f9f88" style:font-weight-asian="bold" style:font-weight-complex="bold"/>
    </style:style>
    <style:style style:name="T13" style:family="text">
      <style:text-properties fo:color="#000000" style:font-name="Oxygen-Sans"/>
    </style:style>
    <style:style style:name="T14" style:family="text">
      <style:text-properties fo:color="#000000" style:font-name="Oxygen-Sans" fo:font-size="8pt" style:font-size-asian="8pt" style:font-size-complex="8pt"/>
    </style:style>
    <style:style style:name="T15" style:family="text">
      <style:text-properties fo:color="#000000" style:font-name="Oxygen-Sans" fo:font-size="8pt" officeooo:rsid="0023f8e4" style:font-size-asian="8pt" style:font-size-complex="8pt"/>
    </style:style>
    <style:style style:name="T16" style:family="text">
      <style:text-properties fo:color="#000000" style:font-name="Oxygen-Sans" fo:font-size="8.5pt" style:font-size-asian="8.5pt" style:font-size-complex="8.5pt"/>
    </style:style>
    <style:style style:name="T17" style:family="text">
      <style:text-properties fo:color="#000000" style:font-name="Oxygen-Sans" fo:font-size="8.5pt" officeooo:rsid="0023f8e4" style:font-size-asian="8.5pt" style:font-size-complex="8.5pt"/>
    </style:style>
    <style:style style:name="T18" style:family="text">
      <style:text-properties fo:color="#000000" style:font-name="Oxygen-Sans" fo:font-size="8.5pt" style:text-underline-style="solid" style:text-underline-width="auto" style:text-underline-color="font-color" style:font-size-asian="8.5pt" style:font-size-complex="8.5pt"/>
    </style:style>
    <style:style style:name="T19" style:family="text">
      <style:text-properties fo:color="#000000" style:font-name="Oxygen-Sans" fo:font-size="8.5pt" style:text-underline-style="none" style:font-size-asian="8.5pt" style:font-size-complex="8.5pt"/>
    </style:style>
    <style:style style:name="T20" style:family="text">
      <style:text-properties fo:color="#000000" style:font-name="Oxygen-Sans" fo:font-size="8.19999980926514pt" style:font-size-asian="8.19999980926514pt" style:font-size-complex="8.19999980926514pt"/>
    </style:style>
    <style:style style:name="T21" style:family="text">
      <style:text-properties fo:color="#000000" style:font-name="Oxygen-Sans" fo:font-size="8.19999980926514pt" officeooo:rsid="0023f8e4" style:font-size-asian="8.19999980926514pt" style:font-size-complex="8.19999980926514pt"/>
    </style:style>
    <style:style style:name="T22" style:family="text">
      <style:text-properties fo:color="#000000" style:font-name="Oxygen-Sans" officeooo:rsid="0023f8e4"/>
    </style:style>
    <style:style style:name="T23" style:family="text">
      <style:text-properties fo:color="#000000" style:font-name="Oxygen-Sans" fo:font-size="8.30000019073486pt" style:font-size-asian="8.30000019073486pt" style:font-size-complex="8.30000019073486pt"/>
    </style:style>
    <style:style style:name="T24" style:family="text">
      <style:text-properties fo:color="#000000" style:font-name="Oxygen-Sans" fo:font-size="8.30000019073486pt" officeooo:rsid="0023f8e4" style:font-size-asian="8.30000019073486pt" style:font-size-complex="8.30000019073486pt"/>
    </style:style>
    <style:style style:name="T25" style:family="text">
      <style:text-properties fo:color="#000000" style:font-name="Oxygen-Sans" fo:font-size="8.10000038146973pt" style:font-size-asian="8.10000038146973pt" style:font-size-complex="8.10000038146973pt"/>
    </style:style>
    <style:style style:name="T26" style:family="text">
      <style:text-properties fo:color="#000000" style:font-name="Oxygen-Sans" fo:font-size="8.10000038146973pt" officeooo:rsid="0023f8e4" style:font-size-asian="8.10000038146973pt" style:font-size-complex="8.10000038146973pt"/>
    </style:style>
    <style:style style:name="T27" style:family="text">
      <style:text-properties fo:color="#000000" style:font-name="Oxygen-Sans" fo:font-size="8.39999961853027pt" style:font-size-asian="8.39999961853027pt" style:font-size-complex="8.39999961853027pt"/>
    </style:style>
    <style:style style:name="T28" style:family="text">
      <style:text-properties fo:color="#000000" style:font-name="Oxygen-Sans" fo:font-size="8.39999961853027pt" officeooo:rsid="0023f8e4" style:font-size-asian="8.39999961853027pt" style:font-size-complex="8.39999961853027pt"/>
    </style:style>
    <style:style style:name="T29" style:family="text">
      <style:text-properties officeooo:rsid="001f9f88"/>
    </style:style>
    <style:style style:name="T30" style:family="text">
      <style:text-properties officeooo:rsid="001ffed6"/>
    </style:style>
    <style:style style:name="T31" style:family="text">
      <style:text-properties officeooo:rsid="00217e8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1f9f88" style:font-style-asian="italic" style:font-weight-asian="normal" style:font-style-complex="italic" style:font-weight-complex="normal"/>
    </style:style>
    <style:style style:name="T34" style:family="text">
      <style:text-properties fo:font-style="italic" fo:font-weight="normal" officeooo:rsid="001ae26f" style:font-style-asian="italic" style:font-weight-asian="normal" style:font-style-complex="italic" style:font-weight-complex="normal"/>
    </style:style>
    <style:style style:name="T35" style:family="text">
      <style:text-properties fo:font-style="italic" fo:font-weight="normal" officeooo:rsid="001ba672" style:font-style-asian="italic" style:font-weight-asian="normal" style:font-style-complex="italic" style:font-weight-complex="normal"/>
    </style:style>
    <style:style style:name="T36" style:family="text">
      <style:text-properties fo:font-style="italic" fo:font-weight="normal" officeooo:rsid="001cfb46" style:font-style-asian="italic" style:font-weight-asian="normal" style:font-style-complex="italic" style:font-weight-complex="normal"/>
    </style:style>
    <style:style style:name="T37" style:family="text">
      <style:text-properties style:font-name="Oxygen-Sans"/>
    </style:style>
    <style:style style:name="T38" style:family="text">
      <style:text-properties style:font-name="Oxygen-Sans" fo:font-size="8pt" style:font-size-asian="8pt" style:font-size-complex="8pt"/>
    </style:style>
    <style:style style:name="T39" style:family="text">
      <style:text-properties style:font-name="Oxygen-Sans" fo:font-size="8.5pt" style:font-size-asian="8.5pt" style:font-size-complex="8.5pt"/>
    </style:style>
    <style:style style:name="T40" style:family="text">
      <style:text-properties style:font-name="Oxygen-Sans" fo:font-size="8.5pt" style:text-underline-style="solid" style:text-underline-width="auto" style:text-underline-color="font-color" style:font-size-asian="8.5pt" style:font-size-complex="8.5pt"/>
    </style:style>
    <style:style style:name="T41" style:family="text">
      <style:text-properties style:font-name="Oxygen-Sans" fo:font-size="8.5pt" style:text-underline-style="none" style:font-size-asian="8.5pt" style:font-size-complex="8.5pt"/>
    </style:style>
    <style:style style:name="T42" style:family="text">
      <style:text-properties style:font-name="Oxygen-Sans" fo:font-size="8.19999980926514pt" style:font-size-asian="8.19999980926514pt" style:font-size-complex="8.19999980926514pt"/>
    </style:style>
    <style:style style:name="T43" style:family="text">
      <style:text-properties style:font-name="Oxygen-Sans" fo:font-size="8.30000019073486pt" style:font-size-asian="8.30000019073486pt" style:font-size-complex="8.30000019073486pt"/>
    </style:style>
    <style:style style:name="T44" style:family="text">
      <style:text-properties style:font-name="Oxygen-Sans" fo:font-size="8.10000038146973pt" style:font-size-asian="8.10000038146973pt" style:font-size-complex="8.10000038146973pt"/>
    </style:style>
    <style:style style:name="T45" style:family="text">
      <style:text-properties style:font-name="Oxygen-Sans" fo:font-size="8.39999961853027pt" style:font-size-asian="8.39999961853027pt" style:font-size-complex="8.39999961853027pt"/>
    </style:style>
    <style:style style:name="T46" style:family="text">
      <style:text-properties officeooo:rsid="0023f8e4"/>
    </style:style>
    <style:style style:name="T47" style:family="text">
      <style:text-properties fo:font-size="2pt" style:font-size-asian="2pt" style:font-size-complex="2pt"/>
    </style:style>
    <style:style style:name="T48" style:family="text">
      <style:text-properties fo:font-size="5pt" style:font-size-asian="5pt" style:font-size-complex="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ven Thiel</text:p>
      <text:p text:style-name="P19"/>
      <text:p text:style-name="P1"><text:span text:style-name="T16">6730 Dartmouth st. Forest Hills, NY 11375 <text:s text:c="2"/>* <text:s text:c="2"/></text:span><text:span text:style-name="T17">P</text:span><text:span text:style-name="T16">: (716) 939 4456 <text:s text:c="2"/>* <text:s text:c="2"/></text:span><text:a xlink:type="simple" xlink:href="mailto:DevenThiel@gmail.com" text:style-name="Internet_20_link" text:visited-style-name="Visited_20_Internet_20_Link"><text:span text:style-name="T41">DevenThiel@gmail.com</text:span></text:a></text:p>
      <text:p text:style-name="P1"><text:a xlink:type="simple" xlink:href="http://www.DevenThiel.com/" text:style-name="Internet_20_link" text:visited-style-name="Visited_20_Internet_20_Link"><text:span text:style-name="T41">www.DevenThiel.com</text:span></text:a><text:span text:style-name="T19"> </text:span><text:span text:style-name="T16"><text:s text:c="2"/>* <text:s text:c="2"/></text:span><text:a xlink:type="simple" xlink:href="https://github.com/DevenThiel" text:style-name="Internet_20_link" text:visited-style-name="Visited_20_Internet_20_Link"><text:span text:style-name="T41">https://github.com/DevenThiel</text:span></text:a><text:span text:style-name="T16"> <text:s text:c="2"/>* <text:s text:c="2"/></text:span><text:a xlink:type="simple" xlink:href="http://www.linkedin.com/in/DevenThiel" text:style-name="Internet_20_link" text:visited-style-name="Visited_20_Internet_20_Link"><text:span text:style-name="T41">www.linkedin.com/in/DevenThiel</text:span></text:a></text:p>
      <text:p text:style-name="P10"/>
      <text:p text:style-name="P16">Professional Summary </text:p>
      <text:p text:style-name="P9">Analytical Programmer possessing strong knowledge of Object-oriented programming and development. Quickly learns languages and technologies best suited for new projects. <text:span text:style-name="T31">Experiments in electronics from software to circuits. Projects may be viewed <text:s/>on website and github.</text:span></text:p>
      <text:p text:style-name="P6"/>
      <text:p text:style-name="P17">Skills</text:p>
      <text:p text:style-name="P7"><text:span text:style-name="T33">Languages:</text:span><text:span text:style-name="T12"> <text:s text:c="3"/></text:span>C++ <text:s text:c="3"/>C <text:s text:c="3"/><text:span text:style-name="T30">Python <text:s text:c="3"/></text:span>Java <text:s text:c="3"/>JavaScript <text:s text:c="3"/>PHP <text:s text:c="3"/>HTML/CSS</text:p>
      <text:p text:style-name="P11"/>
      <text:p text:style-name="P7"><text:span text:style-name="T33">Software: </text:span><text:span text:style-name="T29"><text:s text:c="3"/></text:span>Linux <text:s text:c="3"/>Windows <text:s text:c="3"/><text:span text:style-name="T30">gcc/g++/make <text:s text:c="3"/>gdb <text:s text:c="3"/>git <text:s text:c="3"/>MS office suite <text:s text:c="3"/>Android Studio <text:s text:c="3"/>Visual Studio <text:s text:c="3"/>eclipse IDE</text:span></text:p>
      <text:p text:style-name="P6"/>
      <text:p text:style-name="P18">Work History</text:p>
      <text:p text:style-name="P8"><text:span text:style-name="T32">Blackboard Developer,</text:span><text:span text:style-name="T6"> </text:span><text:span text:style-name="T7">07/2015 to 02/2016</text:span></text:p>
      <text:p text:style-name="P5"><text:span text:style-name="T32">CUNY York College</text:span><text:span text:style-name="T6"> – Jamaica, NY</text:span></text:p>
      <text:p text:style-name="P5">Created chemistry labs embedded into blackboard website using Java, jsp, PHP, SQL, HTML/CSS, and Oracle database. Developed Back-end as well as UI with automatic grading and saving/submission features.</text:p>
      <text:p text:style-name="P5"/>
      <text:p text:style-name="P5"><text:span text:style-name="T32">Computer Science Tutor</text:span><text:span text:style-name="T34">,</text:span><text:span text:style-name="T8"> </text:span><text:span text:style-name="T6">02/2015 to 12/2015</text:span></text:p>
      <text:p text:style-name="P5"><text:span text:style-name="T32">CUNY York College</text:span><text:span text:style-name="T10"> </text:span><text:span text:style-name="T6">– Jamaica, NY</text:span></text:p>
      <text:p text:style-name="P2">Provided assistance and additional instruction to other students on the topics and implementations for C++, C, Java, Assembly (MIPS), Algorithms, and Computer Architecture.</text:p>
      <text:p text:style-name="P8"><text:span text:style-name="T6"><text:line-break/></text:span><text:span text:style-name="T32">Research Developer</text:span><text:span text:style-name="T34">,</text:span><text:span text:style-name="T8"> </text:span><text:span text:style-name="T6">05/2015 to 08/2015</text:span></text:p>
      <text:p text:style-name="P8"><text:span text:style-name="T35">Rutgers WINLAB</text:span><text:span text:style-name="T7"> – New Brunswick, NJ<text:line-break/></text:span><text:span text:style-name="T2">Developed software to test dual-homed network simulations focused on improving bandwidth and reliability using C/C++, Open vSwitch, and Unix Sockets in a Linux environment.</text:span></text:p>
      <text:p text:style-name="P8"><text:span text:style-name="T6"><text:line-break/></text:span><text:span text:style-name="T35">Repair Technician</text:span><text:span text:style-name="T34">,</text:span><text:span text:style-name="T11"> </text:span><text:span text:style-name="T6">0</text:span><text:span text:style-name="T7">3</text:span><text:span text:style-name="T6">/201</text:span><text:span text:style-name="T7">4</text:span><text:span text:style-name="T6"> to </text:span><text:span text:style-name="T7">11</text:span><text:span text:style-name="T6">/201</text:span><text:span text:style-name="T7">4</text:span></text:p>
      <text:p text:style-name="P5"><text:span text:style-name="T35">RadioShack</text:span><text:span text:style-name="T7"> – Forest Hills, NY</text:span></text:p>
      <text:p text:style-name="P3">Repaired cell phones and tablets as well as advising other technicians in my own and nearby facilities in order to successfully complete repairs. Assisted customers with issues both hardware and software related for both Android and IOS devices. </text:p>
      <text:p text:style-name="P8"><text:span text:style-name="T7"><text:line-break/></text:span><text:span text:style-name="T36">Manager and Lead T</text:span><text:span text:style-name="T35">echnician</text:span><text:span text:style-name="T34">,</text:span><text:span text:style-name="T11"> </text:span><text:span text:style-name="T7">0</text:span><text:span text:style-name="T9">1</text:span><text:span text:style-name="T7">/2014 to </text:span><text:span text:style-name="T9">03</text:span><text:span text:style-name="T7">/2014</text:span></text:p>
      <text:p text:style-name="P5"><text:span text:style-name="T36">SiSCOTEK</text:span><text:span text:style-name="T7"> – Forest Hills, NY</text:span></text:p>
      <text:p text:style-name="P3">Managed two technicians while performing repairs on all types of computer systems and devices ranging from advanced virus removal and low level data recovery to hardware diagnostics and board level soldering work. <text:span text:style-name="T46">Managed both </text:span>customer <text:span text:style-name="T46">and</text:span> business accounts.</text:p>
      <text:p text:style-name="P8"><text:span text:style-name="T7"><text:line-break/></text:span><text:span text:style-name="T36">Manager and Lead</text:span><text:span text:style-name="T35"> Technician</text:span><text:span text:style-name="T34">,</text:span><text:span text:style-name="T11"> </text:span><text:span text:style-name="T7">0</text:span><text:span text:style-name="T9">3</text:span><text:span text:style-name="T7">/201</text:span><text:span text:style-name="T9">3</text:span><text:span text:style-name="T7"> to 1</text:span><text:span text:style-name="T9">2</text:span><text:span text:style-name="T7">/201</text:span><text:span text:style-name="T9">3</text:span></text:p>
      <text:p text:style-name="P5"><text:span text:style-name="T36">Affordable Computer </text:span><text:span text:style-name="T33">Technologies</text:span><text:span text:style-name="T35"> </text:span><text:span text:style-name="T7">– </text:span><text:span text:style-name="T9">Hamburg</text:span><text:span text:style-name="T7">, N</text:span><text:span text:style-name="T9">Y</text:span></text:p>
      <text:p text:style-name="P4">Managed two technicians while performing hardware and software repairs ranging from board level soldering and virus removal to data recovery. Maintained both a retail and service element to the shop while attending to all of the associated accounting, stock and pricing tasks.</text:p>
      <text:p text:style-name="P4"/>
      <text:p text:style-name="P20">Experience</text:p>
      <text:p text:style-name="P13"><text:span text:style-name="T5">Android Development Workshop</text:span><text:span text:style-name="T1"> 10/2015-11/2015</text:span></text:p>
      <text:p text:style-name="P14"><text:span text:style-name="T1">Two month course hosted by google on android development from simple </text:span><text:span text:style-name="T4">GUI</text:span><text:span text:style-name="T1"> apps to object-oriented solutions using algorithms and data structures.</text:span></text:p>
      <text:p text:style-name="P13"/>
      <text:p text:style-name="P16"><text:span text:style-name="T3">E</text:span><text:span text:style-name="T1">ducation</text:span></text:p>
      <text:p text:style-name="P5"><text:span text:style-name="T32">Bachelor of Science:</text:span> Computer Science, 2016</text:p>
      <text:p text:style-name="P5"><text:span text:style-name="T32">CUNY York College</text:span> – Jamaica, NY</text:p>
      <text:p text:style-name="P5"/>
      <text:p text:style-name="P5"><text:span text:style-name="T32">Associate of Science:</text:span> Computer Science, 2013</text:p>
      <text:p text:style-name="P5"><text:span text:style-name="T32">SUNY Erie Community College </text:span>– Williamsville, 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mono"/>
    <style:font-face style:name="Noto Sans Devanagari1" svg:font-family="'Noto Sans Devanagari'" style:font-family-generic="swiss"/>
    <style:font-face style:name="Tahoma1" svg:font-family="Tahoma" style:font-family-generic="swiss"/>
    <style:font-face style:name="Tahoma" svg:font-family="Tahoma, sans-serif" style:font-family-generic="swiss"/>
    <style:font-face style:name="Hack" svg:font-family="Hack" style:font-pitch="fixed"/>
    <style:font-face style:name="Noto Mono" svg:font-family="'Noto Mono'" style:font-pitch="fixed"/>
    <style:font-face style:name="Oxygen Mono" svg:font-family="'Oxygen Mono'" style:font-pitch="fixed"/>
    <style:font-face style:name="DejaVu Sans Mono" svg:font-family="'DejaVu Sans Mono'" style:font-family-generic="modern" style:font-pitch="fixed"/>
    <style:font-face style:name="AvantGarde LT Medium" svg:font-family="'AvantGarde LT Medium'"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Oxygen-Sans" svg:font-family="Oxygen-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5:34:55.621697060</meta:creation-date>
    <dc:date>2016-12-15T13:37:26.567388990</dc:date>
    <meta:editing-duration>PT9M45S</meta:editing-duration>
    <meta:editing-cycles>5</meta:editing-cycles>
    <meta:generator>LibreOffice/5.1.6.2.0$Linux_X86_64 LibreOffice_project/10m0$Build-2</meta:generator>
    <meta:print-date>2016-12-15T13:34:51.897230862</meta:print-date>
    <meta:document-statistic meta:table-count="0" meta:image-count="0" meta:object-count="0" meta:page-count="1" meta:paragraph-count="34" meta:word-count="390" meta:character-count="2855" meta:non-whitespace-character-count="2420"/>
  </office:meta>
</office:document-meta>
</file>